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pg1a) tall=12</text:p>
      <text:p text:style-name="Standard">b) 1. gang: a=10, b=1</text:p>
      <text:p text:style-name="Standard">2. gang: b=1*2=2, a=10-2=8</text:p>
      <text:p text:style-name="Standard">3. gang: b=4, a=4</text:p>
      <text:p text:style-name="Standard">4. gang:b=8,a=-4</text:p>
      <text:p text:style-name="Standard">a=-4</text:p>
      <text:p text:style-name="Standard">b=8</text:p>
      <text:p text:style-name="Standard"/>
      <text:p text:style-name="Standard">Oppg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n Korvald</meta:initial-creator>
    <meta:creation-date>2017-12-06T20:45:51.58</meta:creation-date>
    <meta:document-statistic meta:table-count="0" meta:image-count="0" meta:object-count="0" meta:page-count="1" meta:paragraph-count="8" meta:word-count="20" meta:character-count="109"/>
    <dc:date>2017-12-06T20:49:31.06</dc:date>
    <dc:creator>Eirin Korvald</dc:creator>
    <meta:editing-duration>PT3M46S</meta:editing-duration>
    <meta:editing-cycles>1</meta:editing-cycles>
    <meta:generator>OpenOffice/4.1.3$Win32 OpenOffice.org_project/413m1$Build-9783</meta:generator>
  </office:meta>
</office:document-meta>
</file>